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Footnote">
      <style:text-properties fo:language="en" fo:country="US" officeooo:paragraph-rsid="0248fa49" fo:background-color="transparent"/>
    </style:style>
    <style:style style:name="P7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1b63ad1"/>
    </style:style>
    <style:style style:name="P33" style:family="paragraph" style:parent-style-name="Standard">
      <style:text-properties officeooo:paragraph-rsid="01bc32b8"/>
    </style:style>
    <style:style style:name="P34" style:family="paragraph" style:parent-style-name="Standard">
      <style:text-properties officeooo:paragraph-rsid="01be4eb0"/>
    </style:style>
    <style:style style:name="P35" style:family="paragraph" style:parent-style-name="Standard">
      <style:text-properties officeooo:paragraph-rsid="01c0339d"/>
    </style:style>
    <style:style style:name="P36" style:family="paragraph" style:parent-style-name="Footnote">
      <style:text-properties style:font-name="Liberation Sans" fo:language="en" fo:country="GB" officeooo:paragraph-rsid="10332ca5"/>
    </style:style>
    <style:style style:name="P37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45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0" style:family="paragraph" style:parent-style-name="Footnote">
      <style:text-properties officeooo:paragraph-rsid="0219eedd"/>
    </style:style>
    <style:style style:name="P61" style:family="paragraph" style:parent-style-name="Footnote">
      <style:text-properties officeooo:paragraph-rsid="02489d8b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5" style:family="paragraph" style:parent-style-name="Standard">
      <style:text-properties officeooo:paragraph-rsid="01a57dee"/>
    </style:style>
    <style:style style:name="P66" style:family="paragraph" style:parent-style-name="Standard">
      <style:text-properties officeooo:paragraph-rsid="0103e699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break-before="page"/>
      <style:text-properties officeooo:paragraph-rsid="01f797ea"/>
    </style:style>
    <style:style style:name="P69" style:family="paragraph" style:parent-style-name="Standard" style:list-style-name="L1">
      <style:text-properties officeooo:paragraph-rsid="0215050e"/>
    </style:style>
    <style:style style:name="P7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l" style:country-asian="NL"/>
    </style:style>
    <style:style style:name="T3" style:family="text">
      <style:text-properties fo:language="en" fo:country="US" officeooo:rsid="01fb28e8"/>
    </style:style>
    <style:style style:name="T4" style:family="text">
      <style:text-properties fo:language="en" fo:country="US" officeooo:rsid="014eeaf0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4dac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dace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ece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3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5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7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style:language-asian="nl" style:country-asian="NL"/>
    </style:style>
    <style:style style:name="T136" style:family="text">
      <style:text-properties officeooo:rsid="01f5e6f6" style:language-asian="nl" style:country-asian="NL"/>
    </style:style>
    <style:style style:name="T137" style:family="text">
      <style:text-properties officeooo:rsid="014ea810" style:language-asian="nl" style:country-asian="NL"/>
    </style:style>
    <style:style style:name="T138" style:family="text">
      <style:text-properties officeooo:rsid="014ea810"/>
    </style:style>
    <style:style style:name="T139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language="en" fo:country="US" style:text-underline-style="none" officeooo:rsid="0be91597" style:font-name-asian="DejaVu Sans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152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3" style:family="text">
      <style:text-properties officeooo:rsid="0119bd75"/>
    </style:style>
    <style:style style:name="T154" style:family="text">
      <style:text-properties style:font-name="Liberation Sans" fo:font-size="12pt" style:font-size-asian="12pt" style:font-size-complex="12pt"/>
    </style:style>
    <style:style style:name="T155" style:family="text">
      <style:text-properties style:font-name="Liberation Sans" fo:language="en" fo:country="US"/>
    </style:style>
    <style:style style:name="T156" style:family="text">
      <style:text-properties style:font-name="Liberation Sans" fo:language="en" fo:country="US" officeooo:rsid="01f61662"/>
    </style:style>
    <style:style style:name="T157" style:family="text">
      <style:text-properties officeooo:rsid="01e96954"/>
    </style:style>
    <style:style style:name="T158" style:family="text">
      <style:text-properties officeooo:rsid="020686f0"/>
    </style:style>
    <style:style style:name="T159" style:family="text">
      <style:text-properties officeooo:rsid="02143b9a"/>
    </style:style>
    <style:style style:name="T160" style:family="text">
      <style:text-properties fo:font-size="10pt" fo:language="en" fo:country="US" style:font-size-asian="10pt" style:font-size-complex="10pt"/>
    </style:style>
    <style:style style:name="T161" style:family="text">
      <style:text-properties fo:font-size="10pt" fo:language="en" fo:country="US" officeooo:rsid="02182436" style:font-size-asian="10pt" style:font-size-complex="10pt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officeooo:rsid="023e3eea"/>
    </style:style>
    <style:style style:name="T172" style:family="text">
      <style:text-properties officeooo:rsid="024274a2"/>
    </style:style>
    <style:style style:name="T173" style:family="text">
      <style:text-properties style:font-size-asian="12pt" style:font-size-complex="12pt"/>
    </style:style>
    <style:style style:name="T174" style:family="text">
      <style:text-properties officeooo:rsid="024dace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<text:span text:style-name="T172">Desktop </text:span>to <text:span text:style-name="T159">Linux </text:span><text:span text:style-name="T172">Desktop </text:span><text:span text:style-name="T159">(</text:span>Ubuntu, Debian, <text:span text:style-name="T174">AlmaLinux, </text:span><text:span text:style-name="T171">or Rocky Linux</text:span><text:span text:style-name="T159">)</text:span>.</text:p>
      <text:p text:style-name="P21"><text:span text:style-name="Strong_20_Emphasis"><text:span text:style-name="T7"/></text:span></text:p>
      <text:p text:style-name="P22"/>
      <text:list text:style-name="L1">
        <text:list-item>
          <text:p text:style-name="P70"><text:span text:style-name="Strong_20_Emphasis"><text:span text:style-name="T123">Preparing to transfer</text:span></text:span><text:span text:style-name="T126"> </text:span><text:span text:style-name="Emphasis"><text:span text:style-name="T127">(</text:span></text:span><text:span text:style-name="Emphasis"><text:span text:style-name="T128">only </text:span></text:span><text:span text:style-name="Emphasis"><text:span text:style-name="T129">if </text:span></text:span><text:span text:style-name="Emphasis"><text:span text:style-name="T131">o</text:span></text:span><text:span text:style-name="Emphasis"><text:span text:style-name="T132">n</text:span></text:span><text:span text:style-name="Emphasis"><text:span text:style-name="T127"> Windows </text:span></text:span><text:span text:style-name="Emphasis"><text:span text:style-name="T130">Desktop</text:span></text:span><text:span text:style-name="Emphasis"><text:span text:style-name="T127">)</text:span></text:span></text:p>
        </text:list-item>
      </text:list>
      <text:p text:style-name="P32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6" draw:name="Vorm1" draw:style-name="gr1" draw:text-style-name="P78" svg:width="0.35cm" svg:height="0.35cm" draw:control="control105"/></text:span></text:p>
          </table:table-cell>
          <table:table-cell table:style-name="_31_._5f_Migratie_5f_voorbereiden.A1" office:value-type="string">
            <text:p text:style-name="P9"><text:span text:style-name="T15">Download Mozilla Firefox, Mozilla Thunderbird, </text:span><text:span text:style-name="T16">and</text:span><text:span text:style-name="T17"> Google Chrome</text:span><text:span text:style-name="T1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7" draw:name="Vorm2" draw:style-name="gr1" draw:text-style-name="P78" svg:width="0.35cm" svg:height="0.35cm" draw:control="control106"/></text:span></text:p>
          </table:table-cell>
          <table:table-cell table:style-name="_31_._5f_Migratie_5f_voorbereiden.A1" office:value-type="string">
            <text:p text:style-name="P27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8" draw:name="Vorm3" draw:style-name="gr1" draw:text-style-name="P78" svg:width="0.35cm" svg:height="0.35cm" draw:control="control107"/></text:span></text:p>
          </table:table-cell>
          <table:table-cell table:style-name="_31_._5f_Migratie_5f_voorbereiden.A1" office:value-type="string">
            <text:p text:style-name="P38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09" draw:name="Vorm4" draw:style-name="gr1" draw:text-style-name="P78" svg:width="0.35cm" svg:height="0.35cm" draw:control="control108"/></text:span></text:p>
          </table:table-cell>
          <table:table-cell table:style-name="_31_._5f_Migratie_5f_voorbereiden.A1" office:value-type="string">
            <text:p text:style-name="P25"><text:span text:style-name="T154">Collect E-mail addresses and mail server addresses </text:span><text:span text:style-name="Emphasis"><text:span text:style-name="T173">per user</text:span></text:span><text:span text:style-name="T154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9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0" draw:name="Vorm5" draw:style-name="gr1" draw:text-style-name="P78" svg:width="0.35cm" svg:height="0.35cm" draw:control="control109"/></text:span></text:p>
          </table:table-cell>
          <table:table-cell table:style-name="_31_._5f_Migratie_5f_voorbereiden.A1" office:value-type="string">
            <text:p text:style-name="P3"><text:span text:style-name="T116">Install and start Google Chrome, import everything </text:span><text:span text:style-name="Emphasis"><text:span text:style-name="T133">per user</text:span></text:span><text:span text:style-name="T116"> from the current browser, and check the operation.</text:span></text:p>
            <text:p text:style-name="P28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1" draw:name="Vorm6" draw:style-name="gr1" draw:text-style-name="P78" svg:width="0.35cm" svg:height="0.35cm" draw:control="control110"/></text:span></text:p>
          </table:table-cell>
          <table:table-cell table:style-name="_31_._5f_Migratie_5f_voorbereiden.A1" office:value-type="string">
            <text:p text:style-name="P4"><text:span text:style-name="T116">Install and start Mozilla Firefox, import everything </text:span><text:span text:style-name="Emphasis"><text:span text:style-name="T133">per user</text:span></text:span><text:span text:style-name="T116"> from the current browser, and check the operation.</text:span></text:p>
            <text:p text:style-name="P29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2" draw:name="Vorm7" draw:style-name="gr1" draw:text-style-name="P78" svg:width="0.35cm" svg:height="0.35cm" draw:control="control111"/></text:span></text:p>
          </table:table-cell>
          <table:table-cell table:style-name="_31_._5f_Migratie_5f_voorbereiden.A1" office:value-type="string">
            <text:p text:style-name="P4"><text:span text:style-name="T117">Install and start Mozilla Thunderbird, import </text:span><text:span text:style-name="Emphasis"><text:span text:style-name="T134">per user</text:span></text:span><text:span text:style-name="T117"> from the </text:span><text:span text:style-name="T118">email program </text:span><text:span text:style-name="T119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3" draw:name="Vorm8" draw:style-name="gr1" draw:text-style-name="P78" svg:width="0.35cm" svg:height="0.35cm" draw:control="control112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60"><draw:control text:anchor-type="as-char" draw:z-index="114" draw:name="Vorm9" draw:style-name="gr1" draw:text-style-name="P78" svg:width="0.35cm" svg:height="0.35cm" draw:control="control113"/></text:span><text:span text:style-name="T14"><text:s/></text:span><text:span text:style-name="T60"><draw:control text:anchor-type="as-char" draw:z-index="115" draw:name="Vorm10" draw:style-name="gr1" draw:text-style-name="P78" svg:width="0.35cm" svg:height="0.35cm" draw:control="control114"/></text:span><text:span text:style-name="T14"><text:s/></text:span><text:span text:style-name="T60"><draw:control text:anchor-type="as-char" draw:z-index="116" draw:name="Vorm11" draw:style-name="gr1" draw:text-style-name="P78" svg:width="0.35cm" svg:height="0.35cm" draw:control="control115"/></text:span><text:span text:style-name="T14"><text:s/></text:span><text:span text:style-name="T60"><draw:control text:anchor-type="as-char" draw:z-index="137" draw:name="Vorm12" draw:style-name="gr1" draw:text-style-name="P78" svg:width="0.35cm" svg:height="0.35cm" draw:control="control136"/></text:span><text:span text:style-name="T60"><text:tab/></text:span><text:span text:style-name="T61">account settings</text:span><text:span text:style-name="T12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7" draw:name="Vorm13" draw:style-name="gr1" draw:text-style-name="P78" svg:width="0.35cm" svg:height="0.35cm" draw:control="control116"/></text:span></text:p>
          </table:table-cell>
          <table:table-cell table:style-name="_31_._5f_Migratie_5f_voorbereiden.A1" office:value-type="string">
            <text:p text:style-name="P20"><text:span text:style-name="T150"><text:s/></text:span><text:span text:style-name="T151"><draw:control text:anchor-type="as-char" draw:z-index="133" draw:name="Vorm14" draw:style-name="gr1" draw:text-style-name="P78" svg:width="0.35cm" svg:height="0.35cm" draw:control="control132"/></text:span><text:span text:style-name="T150"><text:s/></text:span><text:span text:style-name="T151"><draw:control text:anchor-type="as-char" draw:z-index="134" draw:name="Vorm15" draw:style-name="gr1" draw:text-style-name="P78" svg:width="0.35cm" svg:height="0.35cm" draw:control="control133"/></text:span><text:span text:style-name="T150"><text:s/></text:span><text:span text:style-name="T151"><draw:control text:anchor-type="as-char" draw:z-index="135" draw:name="Vorm16" draw:style-name="gr1" draw:text-style-name="P78" svg:width="0.35cm" svg:height="0.35cm" draw:control="control134"/></text:span><text:span text:style-name="T150"><text:s/></text:span><text:span text:style-name="T151"><draw:control text:anchor-type="as-char" draw:z-index="136" draw:name="Vorm17" draw:style-name="gr1" draw:text-style-name="P78" svg:width="0.35cm" svg:height="0.35cm" draw:control="control135"/></text:span><text:span text:style-name="T151"><text:tab/>Email folders</text:span><text:span text:style-name="T15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8" draw:name="Vorm18" draw:style-name="gr1" draw:text-style-name="P78" svg:width="0.35cm" svg:height="0.35cm" draw:control="control117"/></text:span></text:p>
          </table:table-cell>
          <table:table-cell table:style-name="_31_._5f_Migratie_5f_voorbereiden.A1" office:value-type="string">
            <text:p text:style-name="P20"><text:span text:style-name="T150"><text:s/></text:span><text:span text:style-name="T151"><draw:control text:anchor-type="as-char" draw:z-index="129" draw:name="Vorm19" draw:style-name="gr1" draw:text-style-name="P78" svg:width="0.35cm" svg:height="0.35cm" draw:control="control128"/></text:span><text:span text:style-name="T150"><text:s/></text:span><text:span text:style-name="T151"><draw:control text:anchor-type="as-char" draw:z-index="130" draw:name="Vorm20" draw:style-name="gr1" draw:text-style-name="P78" svg:width="0.35cm" svg:height="0.35cm" draw:control="control129"/></text:span><text:span text:style-name="T150"><text:s/></text:span><text:span text:style-name="T151"><draw:control text:anchor-type="as-char" draw:z-index="131" draw:name="Vorm21" draw:style-name="gr1" draw:text-style-name="P78" svg:width="0.35cm" svg:height="0.35cm" draw:control="control130"/></text:span><text:span text:style-name="T150"><text:s/></text:span><text:span text:style-name="T151"><draw:control text:anchor-type="as-char" draw:z-index="132" draw:name="Vorm22" draw:style-name="gr1" draw:text-style-name="P78" svg:width="0.35cm" svg:height="0.35cm" draw:control="control131"/></text:span><text:span text:style-name="T151"><text:tab/></text:span><text:span text:style-name="T155">ad</text:span><text:span text:style-name="T156">d</text:span><text:span text:style-name="T155">res</text:span><text:span text:style-name="T156">s book</text:span><text:span text:style-name="T15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19" draw:name="Vorm23" draw:style-name="gr1" draw:text-style-name="P78" svg:width="0.35cm" svg:height="0.35cm" draw:control="control118"/></text:span></text:p>
          </table:table-cell>
          <table:table-cell table:style-name="_31_._5f_Migratie_5f_voorbereiden.A1" office:value-type="string">
            <text:p text:style-name="P9"><text:span text:style-name="T14"><text:s/></text:span><text:span text:style-name="T60"><draw:control text:anchor-type="as-char" draw:z-index="125" draw:name="Vorm24" draw:style-name="gr1" draw:text-style-name="P78" svg:width="0.35cm" svg:height="0.35cm" draw:control="control124"/></text:span><text:span text:style-name="T14"><text:s/></text:span><text:span text:style-name="T60"><draw:control text:anchor-type="as-char" draw:z-index="126" draw:name="Vorm25" draw:style-name="gr1" draw:text-style-name="P78" svg:width="0.35cm" svg:height="0.35cm" draw:control="control125"/></text:span><text:span text:style-name="T14"><text:s/></text:span><text:span text:style-name="T60"><draw:control text:anchor-type="as-char" draw:z-index="127" draw:name="Vorm26" draw:style-name="gr1" draw:text-style-name="P78" svg:width="0.35cm" svg:height="0.35cm" draw:control="control126"/></text:span><text:span text:style-name="T14"><text:s/></text:span><text:span text:style-name="T60"><draw:control text:anchor-type="as-char" draw:z-index="128" draw:name="Vorm27" draw:style-name="gr1" draw:text-style-name="P78" svg:width="0.35cm" svg:height="0.35cm" draw:control="control127"/></text:span><text:span text:style-name="T60"><text:tab/></text:span><text:span text:style-name="T12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><text:span text:style-name="T14"><text:s/></text:span><text:span text:style-name="T60"><draw:control text:anchor-type="as-char" draw:z-index="120" draw:name="Vorm28" draw:style-name="gr1" draw:text-style-name="P78" svg:width="0.35cm" svg:height="0.35cm" draw:control="control119"/></text:span></text:p>
          </table:table-cell>
          <table:table-cell table:style-name="_31_._5f_Migratie_5f_voorbereiden.A1" office:value-type="string">
            <text:p text:style-name="P12"><text:span text:style-name="T14"><text:s/></text:span><text:span text:style-name="T60"><draw:control text:anchor-type="as-char" draw:z-index="121" draw:name="Vorm29" draw:style-name="gr1" draw:text-style-name="P78" svg:width="0.35cm" svg:height="0.35cm" draw:control="control120"/></text:span><text:span text:style-name="T14"><text:s/></text:span><text:span text:style-name="T60"><draw:control text:anchor-type="as-char" draw:z-index="122" draw:name="Vorm30" draw:style-name="gr1" draw:text-style-name="P78" svg:width="0.35cm" svg:height="0.35cm" draw:control="control121"/></text:span><text:span text:style-name="T14"><text:s/></text:span><text:span text:style-name="T60"><draw:control text:anchor-type="as-char" draw:z-index="123" draw:name="Vorm31" draw:style-name="gr1" draw:text-style-name="P78" svg:width="0.35cm" svg:height="0.35cm" draw:control="control122"/></text:span><text:span text:style-name="T14"><text:s/></text:span><text:span text:style-name="T60"><draw:control text:anchor-type="as-char" draw:z-index="124" draw:name="Vorm32" draw:style-name="gr1" draw:text-style-name="P78" svg:width="0.35cm" svg:height="0.35cm" draw:control="control123"/></text:span><text:span text:style-name="T60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2"/>
          </table:table-cell>
          <table:table-cell table:style-name="_31_._5f_Migratie_5f_voorbereiden.A1" office:value-type="string">
            <text:p text:style-name="P58"><text:span text:style-name="T124">If importing fails, export everything in any way possible from the current </text:span><text:span text:style-name="T125">email program</text:span><text:span text:style-name="T124"> to be able to import the data later.</text:span></text:p>
          </table:table-cell>
        </table:table-row>
      </table:table>
      <text:p text:style-name="P65"/>
      <text:list text:continue-numbering="true" text:style-name="L1">
        <text:list-item text:start-value="1">
          <text:p text:style-name="P68"><text:span text:style-name="T67">Preparing to transfer</text:span><text:span text:style-name="T74"> - </text:span><text:span text:style-name="T75">continued</text:span></text:p>
        </text:list-item>
      </text:list>
      <text:p text:style-name="P33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3"><text:span text:style-name="T14"><text:s/></text:span><text:span text:style-name="T60"><draw:control text:anchor-type="as-char" draw:z-index="138" draw:name="Vorm33" draw:style-name="gr1" draw:text-style-name="P78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4"><text:span text:style-name="T18">Boot the computer from</text:span><text:span text:style-name="T66"><text:note text:id="ftn1" text:note-class="footnote"><text:note-citation>1</text:note-citation><text:note-body><text:p text:style-name="P6"><text:span text:style-name="T82">Boot menu/Setup via one of the </text:span><text:span text:style-name="T83">f</text:span><text:span text:style-name="T82">requently used keys: </text:span><text:span text:style-name="T94">Esc</text:span><text:span text:style-name="T84">, </text:span><text:span text:style-name="T94">Delete</text:span><text:span text:style-name="T84">, </text:span><text:span text:style-name="T94">F1</text:span><text:span text:style-name="T84">, </text:span><text:span text:style-name="T94">F2</text:span><text:span text:style-name="T84">, </text:span><text:span text:style-name="T94">F9</text:span><text:span text:style-name="T84">, </text:span><text:span text:style-name="T94">F10</text:span><text:span text:style-name="T84">, </text:span><text:span text:style-name="T94">F11</text:span><text:span text:style-name="T84">, or </text:span><text:span text:style-name="T94">F12</text:span></text:p></text:note-body></text:note></text:span><text:span text:style-name="T18"> an</text:span><text:span text:style-name="T19"> </text:span><text:span text:style-name="T20">Ubuntu, </text:span><text:span text:style-name="T21">Debian, </text:span><text:span text:style-name="T34">AlmaLinux, </text:span><text:span text:style-name="T22">or Rocky Linux</text:span><text:span text:style-name="T21"> </text:span><text:span text:style-name="T19">Desktop</text:span><text:span text:style-name="T23">/</text:span><text:span text:style-name="T24">Workstation</text:span><text:span text:style-name="T19"> </text:span><text:span text:style-name="T25">Live</text:span><text:span text:style-name="T25"><text:note text:id="ftn2" text:note-class="footnote"><text:note-citation>2</text:note-citation><text:note-body><text:p text:style-name="P36"><text:span text:style-name="T160">From a Live USB stick you can boot and work with </text:span><text:span text:style-name="T161">Linux</text:span><text:span text:style-name="Strong_20_Emphasis"><text:span text:style-name="T122"> </text:span></text:span><text:span text:style-name="T160">without modifying any files on the hard drive and also allows installation of </text:span><text:span text:style-name="T161">Linux</text:span><text:span text:style-name="Strong_20_Emphasis"><text:span text:style-name="T122">.</text:span></text:span></text:p></text:note-body></text:note></text:span><text:span text:style-name="T19"> USB stick</text:span><text:span text:style-name="T26"><text:note text:id="ftn3" text:note-class="footnote"><text:note-citation>3</text:note-citation><text:note-body><text:p text:style-name="P61"><text:span text:style-name="Strong_20_Emphasis"><text:span text:style-name="T86">Create a bootable USB stick:<text:line-break/>Download a CD image file (.iso), </text:span></text:span><text:span text:style-name="Strong_20_Emphasis"><text:span text:style-name="T87">see </text:span></text:span><text:span text:style-name="Strong_20_Emphasis"><text:span text:style-name="T88">Checklist installation Ubuntu, Debian, </text:span></text:span><text:span text:style-name="Strong_20_Emphasis"><text:span text:style-name="T90">Al</text:span></text:span><text:span text:style-name="Strong_20_Emphasis"><text:span text:style-name="T91">m</text:span></text:span><text:span text:style-name="Strong_20_Emphasis"><text:span text:style-name="T90">aLinux, </text:span></text:span><text:span text:style-name="Strong_20_Emphasis"><text:span text:style-name="T88">or Rocky Linux Desktop/Workstation.</text:span></text:span><text:span text:style-name="Strong_20_Emphasis"><text:span text:style-name="T86"><text:line-break/></text:span></text:span><text:span text:style-name="Strong_20_Emphasis"><text:span text:style-name="T85">The next steps are described in </text:span></text:span><text:span text:style-name="Strong_20_Emphasis"><text:span text:style-name="T92">Linux informati</text:span></text:span><text:span text:style-name="Strong_20_Emphasis"><text:span text:style-name="T93">on</text:span></text:span><text:span text:style-name="Strong_20_Emphasis"><text:span text:style-name="T8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2">karelzimmer.nl/en</text:span></text:span></text:a><text:span text:style-name="Strong_20_Emphasis"><text:span text:style-name="T85">, under </text:span></text:span><text:span text:style-name="Strong_20_Emphasis"><text:span text:style-name="T92">Linux</text:span></text:span><text:span text:style-name="Strong_20_Emphasis"><text:span text:style-name="T85">.</text:span></text:span></text:p></text:note-body></text:note></text:span><text:span text:style-name="T20">, </text:span><text:span text:style-name="T27">or on Windows </text:span><text:span text:style-name="T28">but</text:span><text:span text:style-name="T27"> </text:span><text:span text:style-name="T95">t</text:span><text:span text:style-name="T96">urn off</text:span><text:span text:style-name="T20"> any virus scanner </text:span><text:span text:style-name="T29">(slows down the backup)</text:span><text:span text:style-name="T2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0" draw:name="Vorm34" draw:style-name="gr1" draw:text-style-name="P78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30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1" draw:name="Vorm35" draw:style-name="gr1" draw:text-style-name="P78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10"><text:span text:style-name="T36">M</text:span><text:span text:style-name="T37">y Documents</text:span><text:span text:style-name="T36">, </text:span><text:span text:style-name="T38">etc</text:span><text:span text:style-name="T36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2" draw:name="Vorm37" draw:style-name="gr1" draw:text-style-name="P78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10"><text:span text:style-name="T39">Desktop wallpapers</text:span><text:span text:style-name="T36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3" draw:name="Vorm38" draw:style-name="gr1" draw:text-style-name="P78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60"><draw:control text:anchor-type="as-char" draw:z-index="146" draw:name="Vorm39" draw:style-name="gr1" draw:text-style-name="P78" svg:width="0.35cm" svg:height="0.35cm" draw:control="control145"/></text:span><text:span text:style-name="T14"><text:s/></text:span><text:span text:style-name="T60"><draw:control text:anchor-type="as-char" draw:z-index="147" draw:name="Vorm40" draw:style-name="gr1" draw:text-style-name="P78" svg:width="0.35cm" svg:height="0.35cm" draw:control="control146"/></text:span><text:span text:style-name="T14"><text:s/></text:span><text:span text:style-name="T60"><draw:control text:anchor-type="as-char" draw:z-index="148" draw:name="Vorm41" draw:style-name="gr1" draw:text-style-name="P78" svg:width="0.35cm" svg:height="0.35cm" draw:control="control147"/></text:span><text:span text:style-name="T14"><text:s/></text:span><text:span text:style-name="T60"><draw:control text:anchor-type="as-char" draw:z-index="149" draw:name="Vorm42" draw:style-name="gr1" draw:text-style-name="P78" svg:width="0.35cm" svg:height="0.35cm" draw:control="control148"/></text:span><text:span text:style-name="T60"><text:tab/></text:span><text:span text:style-name="T62">The created </text:span><text:span text:style-name="T30">Chrome</text:span><text:span text:style-name="T36"> </text:span><text:span text:style-name="T40">files</text:span><text:span text:style-name="T36"><text:line-break/><text:tab/><text:tab/><text:tab/><text:tab/></text:span><text:span text:style-name="T41">&lt;= </text:span><text:span text:style-name="T8">XP<text:tab/></text:span><text:span text:style-name="T9">:<text:tab/></text:span><text:span text:style-name="T36">C:\Documents and Settings\</text:span><text:span text:style-name="T139">&lt;</text:span><text:span text:style-name="T142">u</text:span><text:span text:style-name="T140">sername</text:span><text:span text:style-name="T139">&gt;</text:span><text:span text:style-name="T36">\Application Data\</text:span><text:span text:style-name="T31">Google</text:span><text:span text:style-name="T36"><text:line-break/><text:tab/><text:tab/><text:tab/><text:tab/></text:span><text:span text:style-name="T41">&gt;= </text:span><text:span text:style-name="T76">W7</text:span><text:span text:style-name="T77"><text:tab/></text:span><text:span text:style-name="T78">:</text:span><text:span text:style-name="T9"><text:tab/></text:span><text:span text:style-name="T36">C:\Users\</text:span><text:span text:style-name="T139">&lt;</text:span><text:span text:style-name="T140">Username</text:span><text:span text:style-name="T139">&gt;</text:span><text:span text:style-name="T42">\</text:span><text:span text:style-name="T36">AppData\Roaming\</text:span><text:span text:style-name="T31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4" draw:name="Vorm43" draw:style-name="gr1" draw:text-style-name="P78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60"><draw:control text:anchor-type="as-char" draw:z-index="150" draw:name="Vorm44" draw:style-name="gr1" draw:text-style-name="P78" svg:width="0.35cm" svg:height="0.35cm" draw:control="control149"/></text:span><text:span text:style-name="T14"><text:s/></text:span><text:span text:style-name="T60"><draw:control text:anchor-type="as-char" draw:z-index="151" draw:name="Vorm45" draw:style-name="gr1" draw:text-style-name="P78" svg:width="0.35cm" svg:height="0.35cm" draw:control="control150"/></text:span><text:span text:style-name="T14"><text:s/></text:span><text:span text:style-name="T60"><draw:control text:anchor-type="as-char" draw:z-index="152" draw:name="Vorm46" draw:style-name="gr1" draw:text-style-name="P78" svg:width="0.35cm" svg:height="0.35cm" draw:control="control151"/></text:span><text:span text:style-name="T14"><text:s/></text:span><text:span text:style-name="T60"><draw:control text:anchor-type="as-char" draw:z-index="153" draw:name="Vorm47" draw:style-name="gr1" draw:text-style-name="P78" svg:width="0.35cm" svg:height="0.35cm" draw:control="control152"/></text:span><text:span text:style-name="T60"><text:tab/></text:span><text:span text:style-name="T62">The created</text:span><text:span text:style-name="T36"> F</text:span><text:span text:style-name="T43">irefox</text:span><text:span text:style-name="T36"> </text:span><text:span text:style-name="T40">files</text:span><text:span text:style-name="T36"><text:line-break/><text:tab/><text:tab/><text:tab/><text:tab/></text:span><text:span text:style-name="T41">&lt;= </text:span><text:span text:style-name="T8">XP<text:tab/></text:span><text:span text:style-name="T9">:<text:tab/></text:span><text:span text:style-name="T36">C:\Documents and Settings\</text:span><text:span text:style-name="T139">&lt;</text:span><text:span text:style-name="T142">u</text:span><text:span text:style-name="T140">sername</text:span><text:span text:style-name="T139">&gt;</text:span><text:span text:style-name="T36">\Application Data\Mozilla<text:line-break/><text:tab/><text:tab/><text:tab/><text:tab/></text:span><text:span text:style-name="T41">&gt;= </text:span><text:span text:style-name="T76">W7<text:tab/></text:span><text:span text:style-name="T78">:</text:span><text:span text:style-name="T9"><text:tab/></text:span><text:span text:style-name="T36">C:\Users\</text:span><text:span text:style-name="T139">&lt;</text:span><text:span text:style-name="T140">Username</text:span><text:span text:style-name="T139">&gt;</text:span><text:span text:style-name="T42">\</text:span><text:span text:style-name="T36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5"><text:span text:style-name="T14"><text:s/></text:span><text:span text:style-name="T60"><draw:control text:anchor-type="as-char" draw:z-index="145" draw:name="Vorm48" draw:style-name="gr1" draw:text-style-name="P78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13"><text:span text:style-name="T14"><text:s/></text:span><text:span text:style-name="T60"><draw:control text:anchor-type="as-char" draw:z-index="154" draw:name="Vorm49" draw:style-name="gr1" draw:text-style-name="P78" svg:width="0.35cm" svg:height="0.35cm" draw:control="control153"/></text:span><text:span text:style-name="T14"><text:s/></text:span><text:span text:style-name="T60"><draw:control text:anchor-type="as-char" draw:z-index="155" draw:name="Vorm50" draw:style-name="gr1" draw:text-style-name="P78" svg:width="0.35cm" svg:height="0.35cm" draw:control="control154"/></text:span><text:span text:style-name="T14"><text:s/></text:span><text:span text:style-name="T60"><draw:control text:anchor-type="as-char" draw:z-index="156" draw:name="Vorm51" draw:style-name="gr1" draw:text-style-name="P78" svg:width="0.35cm" svg:height="0.35cm" draw:control="control155"/></text:span><text:span text:style-name="T14"><text:s/></text:span><text:span text:style-name="T60"><draw:control text:anchor-type="as-char" draw:z-index="157" draw:name="Vorm52" draw:style-name="gr1" draw:text-style-name="P78" svg:width="0.35cm" svg:height="0.35cm" draw:control="control156"/></text:span><text:span text:style-name="T60"><text:tab/></text:span><text:span text:style-name="T62">The created</text:span><text:span text:style-name="T36"> T</text:span><text:span text:style-name="T43">hunderbird</text:span><text:span text:style-name="T36"> </text:span><text:span text:style-name="T40">files</text:span><text:span text:style-name="T36"><text:line-break/><text:tab/><text:tab/><text:tab/><text:tab/></text:span><text:span text:style-name="T41">&lt;= </text:span><text:span text:style-name="T8">XP<text:tab/></text:span><text:span text:style-name="T9">:<text:tab/></text:span><text:span text:style-name="T42">C:\Documents and Settings\</text:span><text:span text:style-name="T141">&lt;</text:span><text:span text:style-name="T142">u</text:span><text:span text:style-name="T140">sername</text:span><text:span text:style-name="T141">&gt;</text:span><text:span text:style-name="T42">\</text:span><text:span text:style-name="T36">Application Data\Thunderbird<text:line-break/><text:tab/><text:tab/><text:tab/><text:tab/></text:span><text:span text:style-name="T41">&gt;= </text:span><text:span text:style-name="T76">W7<text:tab/></text:span><text:span text:style-name="T78">:</text:span><text:span text:style-name="T9"><text:tab/></text:span><text:span text:style-name="T36">C:\Users\</text:span><text:span text:style-name="T139">&lt;</text:span><text:span text:style-name="T140">Username</text:span><text:span text:style-name="T139">&gt;</text:span><text:span text:style-name="T42">\</text:span><text:span text:style-name="T36">AppData\Roaming\Thunderbird</text:span></text:p>
          </table:table-cell>
        </table:table-row>
      </table:table>
      <text:p text:style-name="P19"/>
      <text:p text:style-name="P66"/>
      <text:list text:continue-numbering="true" text:style-name="L1">
        <text:list-item>
          <text:p text:style-name="P69"><text:span text:style-name="Strong_20_Emphasis"><text:span text:style-name="T99">Install </text:span></text:span><text:span text:style-name="Strong_20_Emphasis"><text:span text:style-name="T100">Linux</text:span></text:span><text:span text:style-name="T44"> </text:span><text:span text:style-name="Emphasis"><text:span text:style-name="T10">(</text:span></text:span><text:span text:style-name="Emphasis"><text:span text:style-name="T11">Desktop: </text:span></text:span><text:span text:style-name="Emphasis"><text:span text:style-name="T12">consider </text:span></text:span><text:span text:style-name="Emphasis"><text:span text:style-name="T13">dual boot</text:span></text:span><text:span text:style-name="Emphasis"><text:span text:style-name="T10">)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4"><text:span text:style-name="T14"><text:s/></text:span><text:span text:style-name="T60"><draw:control text:anchor-type="as-char" draw:z-index="139" draw:name="Vorm53" draw:style-name="gr1" draw:text-style-name="P78" svg:width="0.35cm" svg:height="0.35cm" draw:control="control138"/></text:span></text:p>
          </table:table-cell>
          <table:table-cell table:style-name="_32_._5f_Ubuntu_5f_installeren.A1" office:value-type="string">
            <text:p text:style-name="P11"><text:span text:style-name="T20">Install Ubuntu, Debian, AlmaLinux, or Rocky Linux according to the </text:span><text:span text:style-name="T68">Checklist i</text:span><text:span text:style-name="T69">nstallation</text:span><text:span text:style-name="T20"><text:note text:id="ftn4" text:note-class="footnote"><text:note-citation>4</text:note-citation><text:note-body><text:p text:style-name="P60"><text:span text:style-name="T1">Checklist installation can be found </text:span><text:span text:style-name="Strong_20_Emphasis"><text:span text:style-name="T85">at </text:span></text:span><text:a xlink:type="simple" xlink:href="https://karelzimmer.nl/html/en/home.html" text:style-name="Internet_20_link" text:visited-style-name="Visited_20_Internet_20_Link"><text:span text:style-name="Strong_20_Emphasis"><text:span text:style-name="T163">karelzimmer.nl/en</text:span></text:span></text:a><text:span text:style-name="Strong_20_Emphasis"><text:span text:style-name="T85">, under</text:span></text:span><text:span text:style-name="T1"> </text:span><text:span text:style-name="T5">Linux</text:span><text:span text:style-name="T1">.</text:span></text:p></text:note-body></text:note></text:span><text:span text:style-name="T20">.</text:span></text:p>
          </table:table-cell>
        </table:table-row>
      </table:table>
      <text:p text:style-name="P31"><text:tab/></text:p>
      <text:list text:continue-numbering="true" text:style-name="L1">
        <text:list-item>
          <text:p text:style-name="P71"><text:span text:style-name="T70">Perform transfer</text:span><text:span text:style-name="T35"> </text:span><text:span text:style-name="T73">(</text:span><text:span text:style-name="T79">o</text:span><text:span text:style-name="T80">n</text:span><text:span text:style-name="T73"> </text:span><text:span text:style-name="T81">Linux</text:span><text:span text:style-name="T73">)</text:span><text:span text:style-name="T35"><text:line-break/></text:span></text:p>
          <text:p text:style-name="P72"><text:span text:style-name="Emphasis"><text:span text:style-name="T103">The actions in this chapter must be performed per user.</text:span></text:span></text:p>
          <text:p text:style-name="P73"><text:span text:style-name="T59"/></text:p>
        </text:list-item>
      </text:list>
      <text:p text:style-name="P23"><text:span text:style-name="T143"><text:tab/></text:span><text:span text:style-name="T143"><draw:control text:anchor-type="as-char" draw:z-index="2" draw:name="Vorm54" draw:style-name="gr1" draw:text-style-name="P78" svg:width="0.35cm" svg:height="0.35cm" draw:control="control1"/></text:span><text:span text:style-name="T143"><text:tab/></text:span><text:span text:style-name="T143"><draw:control text:anchor-type="as-char" draw:z-index="13" draw:name="Vorm55" draw:style-name="gr1" draw:text-style-name="P78" svg:width="0.35cm" svg:height="0.35cm" draw:control="control12"/></text:span><text:span text:style-name="T143"><text:tab/></text:span><text:span text:style-name="T143"><draw:control text:anchor-type="as-char" draw:z-index="14" draw:name="Vorm56" draw:style-name="gr1" draw:text-style-name="P78" svg:width="0.35cm" svg:height="0.35cm" draw:control="control13"/></text:span><text:span text:style-name="T143"><text:tab/></text:span><text:span text:style-name="T143"><draw:control text:anchor-type="as-char" draw:z-index="15" draw:name="Vorm57" draw:style-name="gr1" draw:text-style-name="P78" svg:width="0.35cm" svg:height="0.35cm" draw:control="control14"/></text:span><text:span text:style-name="T143"><text:tab/></text:span><text:span text:style-name="T146">Make sure there is no Internet connection, so that no new e-mails can arrive.</text:span></text:p>
      <text:p text:style-name="P16"><text:tab/><draw:control text:anchor-type="as-char" draw:z-index="3" draw:name="Vorm58" draw:style-name="gr1" draw:text-style-name="P78" svg:width="0.35cm" svg:height="0.35cm" draw:control="control2"/><text:span text:style-name="T63"><text:tab/></text:span><text:span text:style-name="T63"><draw:control text:anchor-type="as-char" draw:z-index="16" draw:name="Vorm59" draw:style-name="gr1" draw:text-style-name="P78" svg:width="0.35cm" svg:height="0.35cm" draw:control="control15"/></text:span><text:span text:style-name="T63"><text:tab/></text:span><text:span text:style-name="T63"><draw:control text:anchor-type="as-char" draw:z-index="17" draw:name="Vorm60" draw:style-name="gr1" draw:text-style-name="P78" svg:width="0.35cm" svg:height="0.35cm" draw:control="control16"/></text:span><text:span text:style-name="T63"><text:tab/></text:span><text:span text:style-name="T63"><draw:control text:anchor-type="as-char" draw:z-index="18" draw:name="Vorm61" draw:style-name="gr1" draw:text-style-name="P78" svg:width="0.35cm" svg:height="0.35cm" draw:control="control17"/></text:span><text:span text:style-name="T63"><text:tab/></text:span><text:span text:style-name="T45">Connect the external hard disk.</text:span></text:p>
      <text:p text:style-name="P16"><text:tab/><draw:control text:anchor-type="as-char" draw:z-index="4" draw:name="Vorm62" draw:style-name="gr1" draw:text-style-name="P78" svg:width="0.35cm" svg:height="0.35cm" draw:control="control3"/><text:span text:style-name="T63"><text:tab/></text:span><text:span text:style-name="T63"><draw:control text:anchor-type="as-char" draw:z-index="19" draw:name="Vorm63" draw:style-name="gr1" draw:text-style-name="P78" svg:width="0.35cm" svg:height="0.35cm" draw:control="control18"/></text:span><text:span text:style-name="T63"><text:tab/></text:span><text:span text:style-name="T63"><draw:control text:anchor-type="as-char" draw:z-index="20" draw:name="Vorm64" draw:style-name="gr1" draw:text-style-name="P78" svg:width="0.35cm" svg:height="0.35cm" draw:control="control19"/></text:span><text:span text:style-name="T63"><text:tab/></text:span><text:span text:style-name="T63"><draw:control text:anchor-type="as-char" draw:z-index="21" draw:name="Vorm65" draw:style-name="gr1" draw:text-style-name="P78" svg:width="0.35cm" svg:height="0.35cm" draw:control="control20"/></text:span><text:span text:style-name="T63"><text:tab/></text:span><text:span text:style-name="T64">Copy</text:span><text:span text:style-name="T35"> </text:span><text:span text:style-name="T46">M</text:span><text:span text:style-name="T47">y</text:span><text:span text:style-name="T46"> </text:span><text:span text:style-name="T47">Documents</text:span><text:span text:style-name="T46">, </text:span><text:span text:style-name="T38">etc</text:span><text:span text:style-name="T35">.</text:span></text:p>
      <text:p text:style-name="P17"><text:tab/><draw:control text:anchor-type="as-char" draw:z-index="5" draw:name="Vorm70" draw:style-name="gr1" draw:text-style-name="P78" svg:width="0.35cm" svg:height="0.35cm" draw:control="control4"/><text:span text:style-name="T63"><text:tab/></text:span><text:span text:style-name="T63"><draw:control text:anchor-type="as-char" draw:z-index="22" draw:name="Vorm71" draw:style-name="gr1" draw:text-style-name="P78" svg:width="0.35cm" svg:height="0.35cm" draw:control="control21"/></text:span><text:span text:style-name="T63"><text:tab/></text:span><text:span text:style-name="T63"><draw:control text:anchor-type="as-char" draw:z-index="23" draw:name="Vorm72" draw:style-name="gr1" draw:text-style-name="P78" svg:width="0.35cm" svg:height="0.35cm" draw:control="control22"/></text:span><text:span text:style-name="T63"><text:tab/></text:span><text:span text:style-name="T63"><draw:control text:anchor-type="as-char" draw:z-index="24" draw:name="Vorm73" draw:style-name="gr1" draw:text-style-name="P78" svg:width="0.35cm" svg:height="0.35cm" draw:control="control23"/></text:span><text:span text:style-name="T63"><text:tab/></text:span><text:span text:style-name="T65">Copy</text:span><text:span text:style-name="T48"> </text:span><text:span text:style-name="T39">Desktop wallpapers</text:span><text:span text:style-name="T36"> </text:span><text:span text:style-name="T49">to</text:span><text:span text:style-name="T50"> ~/</text:span><text:span text:style-name="T49">Pictures</text:span><text:span text:style-name="T50">.</text:span></text:p>
      <text:p text:style-name="P16"><text:tab/><draw:control text:anchor-type="as-char" draw:z-index="6" draw:name="Vorm74" draw:style-name="gr1" draw:text-style-name="P78" svg:width="0.35cm" svg:height="0.35cm" draw:control="control5"/><text:span text:style-name="T63"><text:tab/></text:span><text:span text:style-name="T63"><draw:control text:anchor-type="as-char" draw:z-index="25" draw:name="Vorm75" draw:style-name="gr1" draw:text-style-name="P78" svg:width="0.35cm" svg:height="0.35cm" draw:control="control24"/></text:span><text:span text:style-name="T63"><text:tab/></text:span><text:span text:style-name="T63"><draw:control text:anchor-type="as-char" draw:z-index="26" draw:name="Vorm76" draw:style-name="gr1" draw:text-style-name="P78" svg:width="0.35cm" svg:height="0.35cm" draw:control="control25"/></text:span><text:span text:style-name="T63"><text:tab/></text:span><text:span text:style-name="T63"><draw:control text:anchor-type="as-char" draw:z-index="27" draw:name="Vorm77" draw:style-name="gr1" draw:text-style-name="P78" svg:width="0.35cm" svg:height="0.35cm" draw:control="control26"/></text:span><text:span text:style-name="T63"><text:tab/></text:span><text:span text:style-name="T65">Copy</text:span><text:span text:style-name="T35"> </text:span><text:span text:style-name="T49">the</text:span><text:span text:style-name="T35"> </text:span><text:span text:style-name="T32">Chrome </text:span><text:span text:style-name="T35">data </text:span><text:span text:style-name="T49">to</text:span><text:span text:style-name="T48"> ~/.</text:span><text:span text:style-name="T32">chrome</text:span><text:span text:style-name="T51">, </text:span><text:span text:style-name="T38">o</text:span><text:span text:style-name="T49">r</text:span><text:span text:style-name="T38"> </text:span><text:span text:style-name="T49">to</text:span><text:span text:style-name="T38"> </text:span><text:span text:style-name="T48">~/.</text:span><text:span text:style-name="T33">google</text:span><text:span text:style-name="T48">.</text:span></text:p>
      <text:p text:style-name="P16"><text:tab/><draw:control text:anchor-type="as-char" draw:z-index="7" draw:name="Vorm78" draw:style-name="gr1" draw:text-style-name="P78" svg:width="0.35cm" svg:height="0.35cm" draw:control="control6"/><text:span text:style-name="T63"><text:tab/></text:span><text:span text:style-name="T63"><draw:control text:anchor-type="as-char" draw:z-index="28" draw:name="Vorm79" draw:style-name="gr1" draw:text-style-name="P78" svg:width="0.35cm" svg:height="0.35cm" draw:control="control27"/></text:span><text:span text:style-name="T63"><text:tab/></text:span><text:span text:style-name="T63"><draw:control text:anchor-type="as-char" draw:z-index="29" draw:name="Vorm80" draw:style-name="gr1" draw:text-style-name="P78" svg:width="0.35cm" svg:height="0.35cm" draw:control="control28"/></text:span><text:span text:style-name="T63"><text:tab/></text:span><text:span text:style-name="T63"><draw:control text:anchor-type="as-char" draw:z-index="30" draw:name="Vorm81" draw:style-name="gr1" draw:text-style-name="P78" svg:width="0.35cm" svg:height="0.35cm" draw:control="control29"/></text:span><text:span text:style-name="T63"><text:tab/></text:span><text:span text:style-name="T65">Copy the</text:span><text:span text:style-name="T35"> Firefox data </text:span><text:span text:style-name="T49">to</text:span><text:span text:style-name="T48"> ~/.mozilla </text:span><text:span text:style-name="T51">(NB </text:span><text:span text:style-name="Strong_20_Emphasis"><text:span text:style-name="T97">F</text:span></text:span><text:span text:style-name="T51">irefox</text:span><text:span text:style-name="T52"> → </text:span><text:span text:style-name="Strong_20_Emphasis"><text:span text:style-name="T98">f</text:span></text:span><text:span text:style-name="T53">irefox</text:span><text:span text:style-name="T51">), </text:span><text:span text:style-name="T38">o</text:span><text:span text:style-name="T49">r</text:span><text:span text:style-name="T38"> </text:span><text:span text:style-name="T49">to</text:span><text:span text:style-name="T38"> </text:span><text:span text:style-name="T48">~/.mozilla.</text:span></text:p>
      <text:p text:style-name="P24"><text:tab/><draw:control text:anchor-type="as-char" draw:z-index="8" draw:name="Vorm82" draw:style-name="gr1" draw:text-style-name="P78" svg:width="0.35cm" svg:height="0.35cm" draw:control="control7"/><text:span text:style-name="T143"><text:tab/></text:span><text:span text:style-name="T143"><draw:control text:anchor-type="as-char" draw:z-index="31" draw:name="Vorm83" draw:style-name="gr1" draw:text-style-name="P78" svg:width="0.35cm" svg:height="0.35cm" draw:control="control30"/></text:span><text:span text:style-name="T143"><text:tab/></text:span><text:span text:style-name="T143"><draw:control text:anchor-type="as-char" draw:z-index="32" draw:name="Vorm84" draw:style-name="gr1" draw:text-style-name="P78" svg:width="0.35cm" svg:height="0.35cm" draw:control="control31"/></text:span><text:span text:style-name="T143"><text:tab/></text:span><text:span text:style-name="T143"><draw:control text:anchor-type="as-char" draw:z-index="33" draw:name="Vorm85" draw:style-name="gr1" draw:text-style-name="P78" svg:width="0.35cm" svg:height="0.35cm" draw:control="control32"/></text:span><text:span text:style-name="T143"><text:tab/></text:span><text:span text:style-name="T145">Start Firefox and check the operation.</text:span></text:p>
      <text:p text:style-name="P23"><text:tab/><draw:control text:anchor-type="as-char" draw:z-index="9" draw:name="Vorm86" draw:style-name="gr1" draw:text-style-name="P78" svg:width="0.35cm" svg:height="0.35cm" draw:control="control8"/><text:span text:style-name="T143"><text:tab/></text:span><text:span text:style-name="T143"><draw:control text:anchor-type="as-char" draw:z-index="34" draw:name="Vorm87" draw:style-name="gr1" draw:text-style-name="P78" svg:width="0.35cm" svg:height="0.35cm" draw:control="control33"/></text:span><text:span text:style-name="T143"><text:tab/></text:span><text:span text:style-name="T143"><draw:control text:anchor-type="as-char" draw:z-index="35" draw:name="Vorm88" draw:style-name="gr1" draw:text-style-name="P78" svg:width="0.35cm" svg:height="0.35cm" draw:control="control34"/></text:span><text:span text:style-name="T143"><text:tab/></text:span><text:span text:style-name="T143"><draw:control text:anchor-type="as-char" draw:z-index="36" draw:name="Vorm89" draw:style-name="gr1" draw:text-style-name="P78" svg:width="0.35cm" svg:height="0.35cm" draw:control="control35"/></text:span><text:span text:style-name="T143"><text:tab/></text:span><text:span text:style-name="T144">Copy the </text:span><text:span text:style-name="T145">Thunderbird data </text:span><text:span text:style-name="T147">to</text:span><text:span text:style-name="T148"> ~/.thunderbird, </text:span><text:span text:style-name="T149">o</text:span><text:span text:style-name="T147">r</text:span><text:span text:style-name="T149"> </text:span><text:span text:style-name="T147">to</text:span><text:span text:style-name="T149"> </text:span><text:span text:style-name="T148">~/.thunderbird.</text:span></text:p>
      <text:p text:style-name="P18"><text:tab/><draw:control text:anchor-type="as-char" draw:z-index="10" draw:name="Vorm90" draw:style-name="gr1" draw:text-style-name="P78" svg:width="0.35cm" svg:height="0.35cm" draw:control="control9"/><text:span text:style-name="T63"><text:tab/></text:span><text:span text:style-name="T63"><draw:control text:anchor-type="as-char" draw:z-index="37" draw:name="Vorm91" draw:style-name="gr1" draw:text-style-name="P78" svg:width="0.35cm" svg:height="0.35cm" draw:control="control36"/></text:span><text:span text:style-name="T63"><text:tab/></text:span><text:span text:style-name="T63"><draw:control text:anchor-type="as-char" draw:z-index="38" draw:name="Vorm92" draw:style-name="gr1" draw:text-style-name="P78" svg:width="0.35cm" svg:height="0.35cm" draw:control="control37"/></text:span><text:span text:style-name="T63"><text:tab/></text:span><text:span text:style-name="T63"><draw:control text:anchor-type="as-char" draw:z-index="41" draw:name="Vorm93" draw:style-name="gr1" draw:text-style-name="P78" svg:width="0.35cm" svg:height="0.35cm" draw:control="control40"/></text:span><text:span text:style-name="T63"><text:tab/></text:span><text:span text:style-name="T35">Start Thunderbird and check the operation. </text:span><text:span text:style-name="T54">(inc</text:span><text:span text:style-name="T55">l</text:span><text:span text:style-name="T56">u</text:span><text:span text:style-name="T57">ding possible</text:span><text:span text:style-name="T54"> Agenda)</text:span><text:span text:style-name="T35">.</text:span></text:p>
      <text:p text:style-name="P16"><text:tab/><draw:control text:anchor-type="as-char" draw:z-index="11" draw:name="Vorm94" draw:style-name="gr1" draw:text-style-name="P78" svg:width="0.35cm" svg:height="0.35cm" draw:control="control10"/><text:span text:style-name="T63"><text:tab/></text:span><text:span text:style-name="T63"><draw:control text:anchor-type="as-char" draw:z-index="39" draw:name="Vorm95" draw:style-name="gr1" draw:text-style-name="P78" svg:width="0.35cm" svg:height="0.35cm" draw:control="control38"/></text:span><text:span text:style-name="T63"><text:tab/></text:span><text:span text:style-name="T63"><draw:control text:anchor-type="as-char" draw:z-index="40" draw:name="Vorm96" draw:style-name="gr1" draw:text-style-name="P78" svg:width="0.35cm" svg:height="0.35cm" draw:control="control39"/></text:span><text:span text:style-name="T63"><text:tab/></text:span><text:span text:style-name="T63"><draw:control text:anchor-type="as-char" draw:z-index="42" draw:name="Vorm97" draw:style-name="gr1" draw:text-style-name="P78" svg:width="0.35cm" svg:height="0.35cm" draw:control="control41"/></text:span><text:span text:style-name="T63"><text:tab/>Remove unnecessary Windows files via </text:span><text:span text:style-name="Strong_20_Emphasis"><text:span text:style-name="T101">Terminal</text:span></text:span><text:span text:style-name="T63"> and the following command line:</text:span><text:span text:style-name="T71"><text:line-break/></text:span></text:p>
      <text:list text:continue-numbering="true" text:style-name="L1">
        <text:list-header>
          <text:p text:style-name="P74"><text:span text:style-name="User_20_Entry"><text:span text:style-name="T102">f</text:span></text:span><text:span text:style-name="User_20_Entry"><text:span text:style-name="T105">ind </text:span></text:span><text:span text:style-name="User_20_Entry"><text:span text:style-name="T104">$HOME</text:span></text:span><text:span text:style-name="User_20_Entry"><text:span text:style-name="T105"> -type f -</text:span></text:span><text:span text:style-name="User_20_Entry"><text:span text:style-name="T106">i</text:span></text:span><text:span text:style-name="User_20_Entry"><text:span text:style-name="T105">name </text:span></text:span><text:span text:style-name="User_20_Entry"><text:span text:style-name="T107">d</text:span></text:span><text:span text:style-name="User_20_Entry"><text:span text:style-name="T105">esktop.ini -</text:span></text:span><text:span text:style-name="User_20_Entry"><text:span text:style-name="T108">d</text:span></text:span><text:span text:style-name="User_20_Entry"><text:span text:style-name="T109">e</text:span></text:span><text:span text:style-name="User_20_Entry"><text:span text:style-name="T108">lete </text:span></text:span><text:span text:style-name="User_20_Entry"><text:span text:style-name="T110">-or </text:span></text:span><text:span text:style-name="User_20_Entry"><text:span text:style-name="T105">-type f -</text:span></text:span><text:span text:style-name="User_20_Entry"><text:span text:style-name="T111">i</text:span></text:span><text:span text:style-name="User_20_Entry"><text:span text:style-name="T105">name </text:span></text:span><text:span text:style-name="User_20_Entry"><text:span text:style-name="T111">t</text:span></text:span><text:span text:style-name="User_20_Entry"><text:span text:style-name="T105">humbs.db -</text:span></text:span><text:span text:style-name="User_20_Entry"><text:span text:style-name="T108">delete -</text:span></text:span><text:span text:style-name="User_20_Entry"><text:span text:style-name="T110">or </text:span></text:span><text:span text:style-name="User_20_Entry"><text:span text:style-name="T105">-type f -name '*.</text:span></text:span><text:span text:style-name="User_20_Entry"><text:span text:style-name="T112">lnk'</text:span></text:span><text:span text:style-name="User_20_Entry"><text:span text:style-name="T105"> -</text:span></text:span><text:span text:style-name="User_20_Entry"><text:span text:style-name="T108">delete -</text:span></text:span><text:span text:style-name="User_20_Entry"><text:span text:style-name="T113">or </text:span></text:span><text:span text:style-name="User_20_Entry"><text:span text:style-name="T105">-type f -</text:span></text:span><text:span text:style-name="User_20_Entry"><text:span text:style-name="T106">i</text:span></text:span><text:span text:style-name="User_20_Entry"><text:span text:style-name="T105">name '*.</text:span></text:span><text:span text:style-name="User_20_Entry"><text:span text:style-name="T114">exe'</text:span></text:span><text:span text:style-name="User_20_Entry"><text:span text:style-name="T105"> -</text:span></text:span><text:span text:style-name="User_20_Entry"><text:span text:style-name="T108">delete -</text:span></text:span><text:span text:style-name="User_20_Entry"><text:span text:style-name="T115">or </text:span></text:span><text:span text:style-name="User_20_Entry"><text:span text:style-name="T105">-type f -</text:span></text:span><text:span text:style-name="User_20_Entry"><text:span text:style-name="T115">name '~*' -delete</text:span></text:span><text:span text:style-name="User_20_Entry"><text:span text:style-name="T72"><text:line-break/></text:span></text:span></text:p>
        </text:list-header>
      </text:list>
      <text:p text:style-name="P15"><text:span text:style-name="T63"><text:tab/></text:span><text:span text:style-name="T63"><draw:control text:anchor-type="as-char" draw:z-index="12" draw:name="Vorm98" draw:style-name="gr1" draw:text-style-name="P78" svg:width="0.35cm" svg:height="0.35cm" draw:control="control11"/></text:span><text:span text:style-name="T63"><text:tab/></text:span><text:span text:style-name="T63"><draw:control text:anchor-type="as-char" draw:z-index="43" draw:name="Vorm99" draw:style-name="gr1" draw:text-style-name="P78" svg:width="0.35cm" svg:height="0.35cm" draw:control="control42"/></text:span><text:span text:style-name="T63"><text:tab/></text:span><text:span text:style-name="T63"><draw:control text:anchor-type="as-char" draw:z-index="44" draw:name="Vorm100" draw:style-name="gr1" draw:text-style-name="P78" svg:width="0.35cm" svg:height="0.35cm" draw:control="control43"/></text:span><text:span text:style-name="T63"><text:tab/></text:span><text:span text:style-name="T63"><draw:control text:anchor-type="as-char" draw:z-index="45" draw:name="Vorm101" draw:style-name="gr1" draw:text-style-name="P78" svg:width="0.35cm" svg:height="0.35cm" draw:control="control44"/></text:span><text:span text:style-name="T63"><text:tab/></text:span><text:span text:style-name="T45">Connect to the Internet so that new e-mails can arrive again.</text:span></text:p>
      <text:list text:style-name="L2">
        <text:list-header>
          <text:p text:style-name="P75"><text:span text:style-name="T152"/></text:p>
          <text:p text:style-name="P76"><text:span text:style-name="T152"><text:line-break/><text:tab/></text:span><text:span text:style-name="T58">End of checklist, the transfer is complete.</text:span></text:p>
        </text:list-header>
      </text:list>
      <text:p text:style-name="P66"/>
      <text:list text:continue-numbering="true" text:style-name="L2">
        <text:list-item>
          <text:list>
            <text:list-header>
              <text:p text:style-name="P77"><text:span text:style-name="T164">Written</text:span><text:span text:style-name="T165"> </text:span><text:span text:style-name="T164">by</text:span><text:span text:style-name="T165"> </text:span><text:a xlink:type="simple" xlink:href="mailto:info@karelzimmer.nl?subject=Checklist%20installation%20Linux" text:style-name="Internet_20_link" text:visited-style-name="Visited_20_Internet_20_Link"><text:span text:style-name="T170">Karel Zimmer</text:span></text:a><text:span text:style-name="T166">.</text:span></text:p>
              <text:p text:style-name="P77"><text:span text:style-name="T167">License </text:span><text:span text:style-name="T166">C</text:span><text:span text:style-name="T168">C0</text:span><text:span text:style-name="T166"> 1.0</text:span><text:span text:style-name="T169"> </text:span><text:span text:style-name="T16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9"><text:s/></text:span><text:span text:style-name="T16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9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9"><text:span text:style-name="T158">User </text:span>#</text:p>
            <text:p text:style-name="P62"/>
          </table:table-cell>
          <table:table-cell table:style-name="Tabel1.A1" table:number-rows-spanned="2" office:value-type="string">
            <text:p text:style-name="P43">Name</text:p>
            <text:p text:style-name="P40">(<text:span text:style-name="T158">e.g</text:span>. Jan <text:span text:style-name="T157">Jansen</text:span>)</text:p>
          </table:table-cell>
          <table:table-cell table:style-name="Tabel1.A1" table:number-rows-spanned="2" office:value-type="string">
            <text:p text:style-name="P43">Username</text:p>
            <text:p text:style-name="P40">(<text:span text:style-name="T158">e.g</text:span>. jan)</text:p>
          </table:table-cell>
          <table:table-cell table:style-name="Tabel1.D1" table:number-rows-spanned="2" office:value-type="string">
            <text:p text:style-name="P44">Password</text:p>
            <text:p text:style-name="P63"/>
          </table:table-cell>
          <table:table-cell table:style-name="Tabel1.E1" office:value-type="string">
            <text:p text:style-name="P64"/>
          </table:table-cell>
          <table:table-cell table:style-name="Tabel1.F1" office:value-type="string">
            <text:p text:style-name="P46">BIOS <text:span text:style-name="T158">password</text:span></text:p>
          </table:table-cell>
          <table:table-cell table:style-name="Tabel1.G1" office:value-type="string">
            <text:p text:style-name="P42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7">Wi<text:span text:style-name="T158">F</text:span>i netw<text:span text:style-name="T158">o</text:span>rk na<text:span text:style-name="T158">me</text:span></text:p>
          </table:table-cell>
          <table:table-cell table:style-name="Tabel1.G2" office:value-type="string">
            <text:p text:style-name="P42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9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2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2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8">Network key</text:p>
          </table:table-cell>
          <table:table-cell table:style-name="Tabel1.G2" office:value-type="string">
            <text:p text:style-name="P42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9">2</text:p>
          </table:table-cell>
          <table:table-cell table:style-name="Tabel1.A3" office:value-type="string">
            <text:p text:style-name="P42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2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2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9">Router IP#</text:p>
          </table:table-cell>
          <table:table-cell table:style-name="Tabel1.G2" office:value-type="string">
            <text:p text:style-name="P42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0">3</text:p>
          </table:table-cell>
          <table:table-cell table:style-name="Tabel1.A3" office:value-type="string">
            <text:p text:style-name="P42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2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2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49">Router <text:span text:style-name="T158">user</text:span>/<text:span text:style-name="T158">passwd</text:span></text:p>
          </table:table-cell>
          <table:table-cell table:style-name="Tabel1.G2" office:value-type="string">
            <text:p text:style-name="P42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0">4</text:p>
          </table:table-cell>
          <table:table-cell table:style-name="Tabel1.A3" office:value-type="string">
            <text:p text:style-name="P42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2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2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51">TeamViewer ID</text:p>
          </table:table-cell>
          <table:table-cell table:style-name="Tabel1.G2" office:value-type="string">
            <text:p text:style-name="P42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8">User</text:span>/<text:span text:style-name="T158">Seq </text:span><text:span text:style-name="T153">#</text:span></text:p>
          </table:table-cell>
          <table:table-cell table:style-name="Tabel2.A1" office:value-type="string">
            <text:p text:style-name="P54">Email nam<text:span text:style-name="T158">e</text:span></text:p>
          </table:table-cell>
          <table:table-cell table:style-name="Tabel2.A1" office:value-type="string">
            <text:p text:style-name="P54">Email ad<text:span text:style-name="T158">d</text:span>res<text:span text:style-name="T158">s</text:span></text:p>
          </table:table-cell>
          <table:table-cell table:style-name="Tabel2.A1" office:value-type="string">
            <text:p text:style-name="P59"><text:span text:style-name="T158">User </text:span>nam<text:span text:style-name="T158">e</text:span></text:p>
          </table:table-cell>
          <table:table-cell table:style-name="Tabel2.A1" office:value-type="string">
            <text:p text:style-name="P45">Password</text:p>
          </table:table-cell>
          <table:table-cell table:style-name="Tabel2.A1" office:value-type="string">
            <text:p text:style-name="P55">Incoming mail server<text:line-break/>(pop.<text:span text:style-name="T158">example</text:span>.com)</text:p>
          </table:table-cell>
          <table:table-cell table:style-name="Tabel2.G1" office:value-type="string">
            <text:p text:style-name="P56">Outgoing mail server<text:line-break/>(smtp.<text:span text:style-name="T158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7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02-23T11:40:11.543435161">02/23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02-23T11:40:11.544946418">02/23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3T11:40:11.388454727</dc:date>
    <meta:print-date>2014-01-05T10:21:33.960023988</meta:print-date>
    <meta:keyword>Installatie</meta:keyword>
    <meta:keyword>Checklist</meta:keyword>
    <meta:keyword>Linux</meta:keyword>
    <meta:editing-cycles>2481</meta:editing-cycles>
    <meta:editing-duration>P5DT3H17M18S</meta:editing-duration>
    <meta:printed-by>Karel Zimmer</meta:printed-by>
    <dc:creator>Karel Zimmer</dc:creator>
    <meta:document-statistic meta:table-count="5" meta:image-count="2" meta:object-count="0" meta:page-count="4" meta:paragraph-count="156" meta:word-count="610" meta:character-count="4260" meta:non-whitespace-character-count="3506"/>
    <meta:user-defined meta:name="Info 1"/>
    <meta:user-defined meta:name="Info 2"/>
    <meta:user-defined meta:name="Info 3"/>
    <meta:user-defined meta:name="Info 4"/>
  </office:meta>
</office:document-meta>
</file>